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ddEdit and Search</text:h>
      <text:p text:style-name="Text_20_body">Although almost the center of the application, creation of these dialogs didn't need so much programming skills as much the analytical skills. The whole AddEdit dialog has been refactored significantly at least two times during the development process due to misscommunication between the developers and the clients. Much tedious work has been put into the usability of these dialogs.</text:p>
      <text:h text:style-name="Heading_20_2" text:outline-level="2">Architecture</text:h>
      <text:p text:style-name="Text_20_body">Both (all three respectively) dialogs are based on the MVC architecture. They differ from the rest of the application only in their size and in the amount of GUI tweaks needed. First they were all based on the same View. But this showed as insufficient solution because of the for AddEdit useless distinction between basic and extended data. This distinction however proved useful in the Search dialog. There are usually just a few fields according to which the user wishes to search and the rest remains almost untouched. The AddEdit dialog also contains a built-in AddEditSettings MVC handling the enabling and disabling of AddEditView's fields.</text:p>
      <text:h text:style-name="Heading_20_2" text:outline-level="2">Input checking</text:h>
      <text:p text:style-name="Text_20_body">User has to work a lot with these dialogs and therefore it is likely he will make mistakes. Therefore special care has been taken to make the dialogs clever about allowed values in different fields. For most of the fields the <text:span text:style-name="T1">DocumentSizeFilter</text:span><text:span text:style-name="T2"> class from package common is used to limit the length of entered text. Special DocumentListners have been created for the Altitude, Longitude and Latitude input fields. They are capable of recognizing valid number values even according to the current locale. If the user types some invalid text he immediately receives a red-color feedback – the font of the text turns from black to red. It returns to black after the user edits the text to make it a valid value. For the number recognition the Java </text:span><text:span text:style-name="T1">NumberFormat</text:span><text:span text:style-name="T2"> is used. One tricky part to make it work is not to forget to set the format </text:span><text:span text:style-name="T3">setGroupingUsed()</text:span><text:span text:style-name="T2"> to </text:span><text:span text:style-name="T1">false! </text:span><text:span text:style-name="T2">Otherwise the text woudl turn red after typing four numbers in a row even if more than four numbers are allowed in the integeral part of the number.</text:span></text:p>
      <text:h text:style-name="Heading_20_3" text:outline-level="3">The Core</text:h>
      <text:p text:style-name="Text_20_body">The core of the <text:span text:style-name="T1">AddEdit</text:span> dialog is the <text:span text:style-name="T4">AddEdit.storeRecord()</text:span> method that does the actual work with database using <text:span text:style-name="T1">DBLayer</text:span>. Very important is that it must conform to what history expects. It has to set the <text:span text:style-name="T4">cDeleted</text:span> columns to right values and call right <text:bookmark-start text:name="DDE_LINK1"/><text:span text:style-name="T4">execute</text:span><text:bookmark-end text:name="DDE_LINK1"/><text:span text:style-name="T4">Insert*</text:span> and <text:span text:style-name="T4">executeUpdate*</text:span> methods so that history is or is not saved for that action, whatever is appropriate. The <text:span text:style-name="T4">storeRecord()</text:span><text:span text:style-name="T5"> method uses helper method both from the </text:span><text:span text:style-name="T6">AddEdit </text:span><text:span text:style-name="T7">model itself and from the </text:span><text:span text:style-name="T6">DBLayerUtils</text:span><text:span text:style-name="T7">. These methods are simple record based manipulation helper methods. They consit for example: </text:span><text:span text:style-name="T3">getHabitatSharingOccurrences()</text:span><text:span text:style-name="T7">, </text:span><text:span text:style-name="T3">loadHabitatSharingOccurrences(), lookupPlant(), prepareNewOccurrence(), prepareOccurrenceUpdate(), DBLayerUtils.getObjectF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07T07:49:47</meta:creation-date>
    <dc:date>2006-09-07T08:35:26</dc:date>
    <dc:language>cs-CZ</dc:language>
    <meta:editing-cycles>12</meta:editing-cycles>
    <meta:editing-duration>PT34M48S</meta:editing-duration>
    <meta:user-defined meta:name="Info 1"/>
    <meta:user-defined meta:name="Info 2"/>
    <meta:user-defined meta:name="Info 3"/>
    <meta:user-defined meta:name="Info 4"/>
    <meta:document-statistic meta:table-count="0" meta:image-count="0" meta:object-count="0" meta:page-count="1" meta:paragraph-count="8" meta:word-count="446" meta:character-count="2825"/>
  </office:meta>
</office:document-meta>
</file>